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928d1" officeooo:paragraph-rsid="06e928d1" style:font-size-asian="12pt" style:font-name-complex="David CLM" style:font-size-complex="12pt"/>
    </style:style>
    <style:style style:name="P4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rsid="06ea57d1" officeooo:paragraph-rsid="06ea57d1" style:font-size-asian="12pt" style:font-name-complex="David CLM" style:font-size-complex="12pt"/>
    </style:style>
    <style:style style:name="P5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position="9% 100%" style:font-name="David CLM" fo:font-size="12pt" officeooo:rsid="06ea57d1" officeooo:paragraph-rsid="06ea57d1" style:font-size-asian="12pt" style:font-name-complex="David CLM" style:font-size-complex="12pt"/>
    </style:style>
    <style:style style:name="P6" style:family="paragraph" style:parent-style-name="Text_20_body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text-position="9% 100%" style:font-name="David CLM" fo:font-size="12pt" officeooo:rsid="06edb803" officeooo:paragraph-rsid="06edb803" style:font-size-asian="12pt" style:font-name-complex="David CLM" style:font-size-complex="12pt"/>
    </style:style>
    <style:style style:name="P7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8" style:family="paragraph" style:parent-style-name="Text_20_body">
      <style:paragraph-properties fo:text-align="end" style:justify-single-word="false" style:writing-mode="rl-tb"/>
      <style:text-properties style:use-window-font-color="true" style:font-name="David CLM" fo:font-size="12pt" officeooo:rsid="06f60635" officeooo:paragraph-rsid="06f60635" style:font-size-asian="12pt" style:font-name-complex="David CLM" style:font-size-complex="12pt"/>
    </style:style>
    <style:style style:name="P9" style:family="paragraph" style:parent-style-name="Heading_20_2">
      <style:paragraph-properties fo:text-align="end" style:justify-single-word="false" style:writing-mode="rl-tb"/>
      <style:text-properties style:use-window-font-color="true" style:font-name="David CLM" style:font-name-complex="David CLM"/>
    </style:style>
    <style:style style:name="P10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11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12" style:family="paragraph" style:parent-style-name="Default_7e_LT_7e_Gliederung_20_1">
      <style:paragraph-properties fo:text-align="end" style:justify-single-word="false" style:writing-mode="rl-tb"/>
    </style:style>
    <style:style style:name="P13" style:family="paragraph" style:parent-style-name="Default_7e_LT_7e_Gliederung_20_1">
      <style:paragraph-properties fo:text-align="end" style:justify-single-word="false" style:writing-mode="rl-tb"/>
      <style:text-properties officeooo:paragraph-rsid="06fe5f73"/>
    </style:style>
    <style:style style:name="P14" style:family="paragraph" style:parent-style-name="Default_7e_LT_7e_Gliederung_20_1">
      <style:paragraph-properties fo:text-align="end" style:justify-single-word="false" style:writing-mode="rl-tb"/>
      <style:text-properties officeooo:paragraph-rsid="07071f8f"/>
    </style:style>
    <style:style style:name="P15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669c3" style:font-size-asian="12pt" style:font-name-complex="David CLM" style:font-size-complex="12pt"/>
    </style:style>
    <style:style style:name="P16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73d6a" style:font-size-asian="12pt" style:font-name-complex="David CLM" style:font-size-complex="12pt"/>
    </style:style>
    <style:style style:name="P17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87d89" style:font-size-asian="12pt" style:font-name-complex="David CLM" style:font-size-complex="12pt"/>
    </style:style>
    <style:style style:name="P18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paragraph-rsid="06fbf160" style:font-size-asian="12pt" style:font-name-complex="David CLM" style:font-size-complex="12pt"/>
    </style:style>
    <style:style style:name="P19" style:family="paragraph" style:parent-style-name="Default_7e_LT_7e_Gliederung_20_1">
      <style:paragraph-properties fo:text-align="end" style:justify-single-word="false" style:writing-mode="rl-tb"/>
      <style:text-properties style:use-window-font-color="true" style:font-name="David CLM" fo:font-size="12pt" officeooo:rsid="06f87d89" officeooo:paragraph-rsid="06f87d89" style:font-size-asian="12pt" style:font-name-complex="David CLM" style:font-size-complex="12pt"/>
    </style:style>
    <style:style style:name="P20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paragraph-rsid="06fbf160" style:letter-kerning="true" style:font-size-asian="12pt" style:font-style-asian="normal" style:font-weight-asian="normal" style:font-name-complex="David CLM" style:font-size-complex="12pt" style:text-emphasize="none"/>
    </style:style>
    <style:style style:name="P21" style:family="paragraph" style:parent-style-name="Default_7e_LT_7e_Gliederung_20_1">
      <style:paragraph-properties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officeooo:paragraph-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P22" style:family="paragraph" style:parent-style-name="Default_7e_LT_7e_Gliederung_20_1">
      <style:paragraph-properties fo:text-align="end" style:justify-single-word="false" style:writing-mode="rl-tb"/>
      <style:text-properties officeooo:rsid="07066481" officeooo:paragraph-rsid="07066481"/>
    </style:style>
    <style:style style:name="P23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50f70" style:font-size-asian="12pt" style:font-name-complex="David CLM" style:font-size-complex="12pt"/>
    </style:style>
    <style:style style:name="P24" style:family="paragraph" style:parent-style-name="Default_7e_LT_7e_Gliederung_20_1">
      <style:paragraph-properties fo:text-align="start" style:justify-single-word="false" style:writing-mode="lr-tb"/>
      <style:text-properties style:use-window-font-color="true" style:font-name="David CLM" fo:font-size="12pt" officeooo:paragraph-rsid="06fe5f73" style:font-size-asian="12pt" style:font-name-complex="David CLM" style:font-size-complex="12pt"/>
    </style:style>
    <style:style style:name="P25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paragraph-rsid="06fe9b7b" style:font-size-asian="12pt" style:font-name-complex="David CLM" style:font-size-complex="12pt"/>
    </style:style>
    <style:style style:name="P26" style:family="paragraph" style:parent-style-name="Default">
      <style:paragraph-properties fo:margin-left="0.7874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use-window-font-color="true" style:font-name="David CLM" fo:font-size="12pt" officeooo:rsid="0703ba20" officeooo:paragraph-rsid="0703ba20" style:font-size-asian="12pt" style:font-name-complex="David CLM" style:font-size-complex="12pt"/>
    </style:style>
    <style:style style:name="P27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28" style:family="paragraph" style:parent-style-name="Default_7e_LT_7e_Gliederung_20_1">
      <style:paragraph-properties fo:margin-left="0.7874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P29" style:family="paragraph" style:parent-style-name="Default_7e_LT_7e_Gliederung_20_1">
      <style:paragraph-properties fo:margin-left="0.7874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30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style:font-size-asian="12pt" style:font-name-complex="David CLM" style:font-size-complex="12pt"/>
    </style:style>
    <style:style style:name="P31" style:family="paragraph" style:parent-style-name="Default_7e_LT_7e_Gliederung_20_1">
      <style:paragraph-properties fo:margin-left="0in" fo:margin-right="0in" fo:text-align="start" style:justify-single-word="false" fo:text-indent="0in" style:auto-text-indent="false" style:writing-mode="lr-tb"/>
      <style:text-properties style:use-window-font-color="true" style:font-name="David CLM" fo:font-size="12pt" fo:font-style="normal" style:font-size-asian="12pt" style:font-style-asian="normal" style:font-name-complex="David CLM" style:font-size-complex="12pt" style:font-style-complex="normal"/>
    </style:style>
    <style:style style:name="P32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669c3" officeooo:paragraph-rsid="06f669c3" style:letter-kerning="true" style:font-size-asian="12pt" style:font-style-asian="normal" style:font-weight-asian="normal" style:font-name-complex="David CLM" style:font-size-complex="12pt" style:text-emphasize="none"/>
    </style:style>
    <style:style style:name="P33" style:family="paragraph" style:parent-style-name="Text_20_body" style:list-style-name="L1">
      <style:paragraph-properties fo:line-height="100%" fo:text-align="start" style:justify-single-word="false" style:writing-mode="lr-tb"/>
      <style:text-properties officeooo:paragraph-rsid="06ad59d3"/>
    </style:style>
    <style:style style:name="P34" style:family="paragraph" style:parent-style-name="Text_20_body" style:list-style-name="L2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35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6e928d1" officeooo:paragraph-rsid="06e928d1" style:font-name-complex="David CLM"/>
    </style:style>
    <style:style style:name="T1" style:family="text">
      <style:text-properties style:text-position="9% 100%"/>
    </style:style>
    <style:style style:name="T2" style:family="text">
      <style:text-properties style:text-position="9% 100%" officeooo:rsid="06ea57d1"/>
    </style:style>
    <style:style style:name="T3" style:family="text">
      <style:text-properties style:text-position="9% 100%" officeooo:rsid="06edb803"/>
    </style:style>
    <style:style style:name="T4" style:family="text">
      <style:text-properties style:text-position="9% 100%" officeooo:rsid="06ad59d3"/>
    </style:style>
    <style:style style:name="T5" style:family="text">
      <style:text-properties style:text-position="9% 100%" officeooo:rsid="06f50f70"/>
    </style:style>
    <style:style style:name="T6" style:family="text">
      <style:text-properties style:text-position="9% 100%" officeooo:rsid="06f60635"/>
    </style:style>
    <style:style style:name="T7" style:family="text">
      <style:text-properties style:text-position="9% 100%" officeooo:rsid="070ddfaf"/>
    </style:style>
    <style:style style:name="T8" style:family="text">
      <style:text-properties fo:color="#006600" style:text-outline="false" style:text-line-through-style="none" style:text-line-through-type="none" style:text-position="3% 100%" style:font-name="Nachlieli CLM1" fo:font-size="12pt" fo:font-style="normal" fo:text-shadow="none" style:text-underline-style="none" fo:font-weight="normal" officeooo:rsid="07066481" style:letter-kerning="true" style:font-size-asian="12pt" style:font-style-asian="normal" style:font-weight-asian="normal" style:font-name-complex="David CLM" style:font-size-complex="12pt" style:text-emphasize="none"/>
    </style:style>
    <style:style style:name="T9" style:family="text">
      <style:text-properties style:text-outline="false" style:text-line-through-style="none" style:text-line-through-type="none" style:text-position="8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0" style:family="text">
      <style:text-properties style:text-outline="false" style:text-line-through-style="none" style:text-line-through-type="none" style:text-position="8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style:text-outline="false" style:text-line-through-style="none" style:text-line-through-type="none" style:text-position="9% 100%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12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ad59d3" style:letter-kerning="true" style:font-style-asian="normal" style:font-weight-asian="normal" style:text-emphasize="none"/>
    </style:style>
    <style:style style:name="T14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50f70" style:letter-kerning="true" style:font-style-asian="normal" style:font-weight-asian="normal" style:text-emphasize="none"/>
    </style:style>
    <style:style style:name="T15" style:family="text">
      <style:text-properties style:text-outline="false" style:text-line-through-style="none" style:text-line-through-type="none" style:text-position="9% 100%" fo:font-style="normal" fo:text-shadow="none" style:text-underline-style="none" fo:font-weight="normal" officeooo:rsid="06f60635" style:letter-kerning="true" style:font-style-asian="normal" style:font-weight-asian="normal" style:text-emphasize="none"/>
    </style:style>
    <style:style style:name="T16" style:family="text">
      <style:text-properties style:text-outline="false" style:text-line-through-style="none" style:text-line-through-type="none" style:text-position="9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7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8" style:family="text">
      <style:text-properties style:text-outline="false" style:text-line-through-style="none" style:text-line-through-type="none" style:text-position="-31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19" style:family="text">
      <style:text-properties style:text-outline="false" style:text-line-through-style="none" style:text-line-through-type="none" style:text-position="-31% 100%" fo:text-shadow="none" style:text-underline-style="none" fo:font-weight="normal" style:letter-kerning="true" style:font-weight-asian="normal" style:text-emphasize="none"/>
    </style:style>
    <style:style style:name="T20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21" style:family="text">
      <style:text-properties style:text-outline="false" style:text-line-through-style="none" style:text-line-through-type="none" style:text-position="-32% 100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22" style:family="text">
      <style:text-properties style:text-outline="false" style:text-line-through-style="none" style:text-line-through-type="none" style:text-position="-32% 100%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23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bold" officeooo:rsid="06f669c3" style:letter-kerning="true" style:font-style-asian="normal" style:font-weight-asian="bold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fo:font-weight="normal" officeooo:rsid="06f669c3" style:letter-kerning="true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fo:font-weight="normal" officeooo:rsid="06f6b797" style:letter-kerning="true" style:font-style-asian="normal" style:font-weight-asian="normal" style:text-emphasize="none"/>
    </style:style>
    <style:style style:name="T29" style:family="text">
      <style:text-properties style:text-outline="false" style:text-line-through-style="none" style:text-line-through-type="none" fo:font-style="normal" fo:text-shadow="none" style:text-underline-style="none" fo:font-weight="normal" officeooo:rsid="06f73d6a" style:letter-kerning="true" style:font-style-asian="normal" style:font-weight-asian="normal" style:text-emphasize="none"/>
    </style:style>
    <style:style style:name="T30" style:family="text">
      <style:text-properties style:text-outline="false" style:text-line-through-style="none" style:text-line-through-type="none" fo:font-style="normal" fo:text-shadow="none" style:text-underline-style="none" fo:font-weight="normal" officeooo:rsid="06f87d89" style:letter-kerning="true" style:font-style-asian="normal" style:font-weight-asian="normal" style:text-emphasize="none"/>
    </style:style>
    <style:style style:name="T31" style:family="text">
      <style:text-properties style:text-outline="false" style:text-line-through-style="none" style:text-line-through-type="none" fo:font-style="normal" fo:text-shadow="none" style:text-underline-style="none" fo:font-weight="normal" officeooo:rsid="06f9d78d" style:letter-kerning="true" style:font-style-asian="normal" style:font-weight-asian="normal" style:text-emphasize="none"/>
    </style:style>
    <style:style style:name="T32" style:family="text">
      <style:text-properties style:text-outline="false" style:text-line-through-style="none" style:text-line-through-type="none" fo:font-style="normal" fo:text-shadow="none" style:text-underline-style="none" fo:font-weight="normal" officeooo:rsid="06fbf160" style:letter-kerning="true" style:font-style-asian="normal" style:font-weight-asian="normal" style:text-emphasize="none"/>
    </style:style>
    <style:style style:name="T33" style:family="text">
      <style:text-properties style:text-outline="false" style:text-line-through-style="none" style:text-line-through-type="none" fo:font-style="normal" fo:text-shadow="none" style:text-underline-style="none" fo:font-weight="normal" officeooo:rsid="06fd0539" style:letter-kerning="true" style:font-style-asian="normal" style:font-weight-asian="normal" style:text-emphasize="none"/>
    </style:style>
    <style:style style:name="T34" style:family="text">
      <style:text-properties style:text-outline="false" style:text-line-through-style="none" style:text-line-through-type="none" fo:font-style="italic" fo:text-shadow="none" style:text-underline-style="none" fo:font-weight="normal" style:letter-kerning="true" style:font-style-asian="italic" style:font-weight-asian="normal" style:text-emphasize="none"/>
    </style:style>
    <style:style style:name="T35" style:family="text">
      <style:text-properties style:text-outline="false" style:text-line-through-style="none" style:text-line-through-type="none" fo:font-style="italic" fo:text-shadow="none" style:text-underline-style="none" fo:font-weight="normal" officeooo:rsid="06f669c3" style:letter-kerning="true" style:font-style-asian="italic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italic" fo:text-shadow="none" style:text-underline-style="none" fo:font-weight="normal" officeooo:rsid="06f87d89" style:letter-kerning="true" style:font-style-asian="italic" style:font-weight-asian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officeooo:rsid="06fbf160" style:letter-kerning="true" style:font-style-asian="italic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italic" fo:text-shadow="none" style:text-underline-style="none" fo:font-weight="normal" officeooo:rsid="04c84b90" style:letter-kerning="true" style:font-style-asian="italic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italic" fo:text-shadow="none" style:text-underline-style="none" fo:font-weight="normal" officeooo:rsid="04cf74ae" style:letter-kerning="true" style:font-style-asian="italic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42" style:family="text">
      <style:text-properties style:text-outline="false" style:text-line-through-style="none" style:text-line-through-type="none" fo:font-style="italic" fo:text-shadow="none" style:text-underline-style="none" fo:font-weight="normal" officeooo:rsid="06ffbd2f" style:letter-kerning="true" style:font-style-asian="italic" style:font-weight-asian="normal" style:text-emphasize="none"/>
    </style:style>
    <style:style style:name="T43" style:family="text">
      <style:text-properties style:text-outline="false" style:text-line-through-style="none" style:text-line-through-type="none" fo:font-style="italic" fo:text-shadow="none" style:text-underline-style="none" fo:font-weight="normal" officeooo:rsid="070363d3" style:letter-kerning="true" style:font-style-asian="italic" style:font-weight-asian="normal" style:font-weight-complex="normal" style:text-emphasize="none"/>
    </style:style>
    <style:style style:name="T44" style:family="text">
      <style:text-properties style:text-outline="false" style:text-line-through-style="none" style:text-line-through-type="none" fo:font-style="italic" fo:text-shadow="none" style:text-underline-style="none" fo:font-weight="normal" officeooo:rsid="070e383a" style:letter-kerning="true" style:font-style-asian="italic" style:font-weight-asian="normal" style:font-weight-complex="normal" style:text-emphasize="none"/>
    </style:style>
    <style:style style:name="T45" style:family="text">
      <style:text-properties style:text-outline="false" style:text-line-through-style="none" style:text-line-through-type="none" fo:font-style="italic" fo:text-shadow="none" style:text-underline-style="none" fo:font-weight="bold" style:letter-kerning="true" style:font-style-asian="italic" style:font-weight-asian="bold" style:text-emphasize="none"/>
    </style:style>
    <style:style style:name="T46" style:family="text">
      <style:text-properties style:text-outline="false" style:text-line-through-style="none" style:text-line-through-type="none" fo:font-style="italic" fo:text-shadow="none" style:text-underline-style="none" fo:font-weight="bold" officeooo:rsid="06f87d89" style:letter-kerning="true" style:font-style-asian="italic" style:font-weight-asian="bold" style:font-weight-complex="bold" style:text-emphasize="none"/>
    </style:style>
    <style:style style:name="T47" style:family="text">
      <style:text-properties style:text-outline="false" style:text-line-through-style="none" style:text-line-through-type="none" fo:font-style="italic" fo:text-shadow="none" style:text-underline-style="none" fo:font-weight="bold" officeooo:rsid="070e383a" style:letter-kerning="true" style:font-style-asian="italic" style:font-weight-asian="bold" style:font-weight-complex="bold" style:text-emphasize="none"/>
    </style:style>
    <style:style style:name="T48" style:family="text">
      <style:text-properties style:text-outline="false" style:text-line-through-style="none" style:text-line-through-type="none" fo:text-shadow="none" style:text-underline-style="none" fo:font-weight="normal" style:letter-kerning="true" style:font-weight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style:letter-kerning="true" style:font-style-asian="italic" style:font-weight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italic" fo:text-shadow="none" style:text-underline-style="none" fo:font-weight="normal" officeooo:rsid="06fe5f73" style:letter-kerning="true" style:font-style-asian="italic" style:font-weight-asian="normal" style:text-emphasize="none"/>
    </style:style>
    <style:style style:name="T51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e5f73" style:letter-kerning="true" style:font-style-asian="italic" style:font-weight-asian="normal" style:font-name-complex="David CLM" style:text-emphasize="none"/>
    </style:style>
    <style:style style:name="T52" style:family="text">
      <style:text-properties style:text-outline="false" style:text-line-through-style="none" style:text-line-through-type="none" style:text-position="0% 100%" style:font-name="David CLM" fo:font-style="italic" fo:text-shadow="none" style:text-underline-style="none" fo:font-weight="normal" officeooo:rsid="06ffbd2f" style:letter-kerning="true" style:font-style-asian="italic" style:font-weight-asian="normal" style:font-name-complex="David CLM" style:text-emphasize="none"/>
    </style:style>
    <style:style style:name="T53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style:letter-kerning="true" style:font-style-asian="italic" style:font-weight-asian="normal" style:text-emphasize="none"/>
    </style:style>
    <style:style style:name="T54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4ed2c28" style:letter-kerning="true" style:font-style-asian="italic" style:font-weight-asian="normal" style:text-emphasize="none"/>
    </style:style>
    <style:style style:name="T55" style:family="text">
      <style:text-properties style:text-outline="false" style:text-line-through-style="none" style:text-line-through-type="none" style:text-position="sub 58%" fo:font-style="italic" fo:text-shadow="none" style:text-underline-style="none" fo:font-weight="normal" officeooo:rsid="06fe9b7b" style:letter-kerning="true" style:font-style-asian="italic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David CLM" fo:font-style="italic" fo:text-shadow="none" style:text-underline-style="none" fo:font-weight="normal" officeooo:rsid="06fe9b7b" style:letter-kerning="true" style:font-style-asian="italic" style:font-weight-asian="normal" style:font-name-complex="David CLM" style:text-emphasize="none"/>
    </style:style>
    <style:style style:name="T57" style:family="text">
      <style:text-properties style:use-window-font-color="true" style:font-name="David CLM" officeooo:rsid="06a885f0" style:font-name-complex="David CLM"/>
    </style:style>
    <style:style style:name="T58" style:family="text">
      <style:text-properties style:use-window-font-color="true" style:font-name="David CLM" officeooo:rsid="07021188" style:font-name-complex="David CLM"/>
    </style:style>
    <style:style style:name="T59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60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51d3b" style:letter-kerning="true" style:font-size-asian="12pt" style:font-style-asian="italic" style:font-weight-asian="normal" style:font-name-complex="David CLM" style:font-size-complex="12pt" style:text-emphasize="none"/>
    </style:style>
    <style:style style:name="T61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12314" style:letter-kerning="true" style:font-size-asian="12pt" style:font-style-asian="italic" style:font-weight-asian="normal" style:font-name-complex="David CLM" style:font-size-complex="12pt" style:text-emphasize="none"/>
    </style:style>
    <style:style style:name="T62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54f4" style:letter-kerning="true" style:font-size-asian="12pt" style:font-style-asian="italic" style:font-weight-asian="normal" style:font-name-complex="David CLM" style:font-size-complex="12pt" style:text-emphasize="none"/>
    </style:style>
    <style:style style:name="T63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text-emphasize="none"/>
    </style:style>
    <style:style style:name="T64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563d" style:letter-kerning="true" style:font-size-asian="12pt" style:font-style-asian="italic" style:font-weight-asian="normal" style:font-name-complex="David CLM" style:font-size-complex="12pt" style:text-emphasize="none"/>
    </style:style>
    <style:style style:name="T65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8d905" style:letter-kerning="true" style:font-size-asian="12pt" style:font-style-asian="italic" style:font-weight-asian="normal" style:font-name-complex="David CLM" style:font-size-complex="12pt" style:text-emphasize="none"/>
    </style:style>
    <style:style style:name="T66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a68ea" style:letter-kerning="true" style:font-size-asian="12pt" style:font-style-asian="italic" style:font-weight-asian="normal" style:font-name-complex="David CLM" style:font-size-complex="12pt" style:text-emphasize="none"/>
    </style:style>
    <style:style style:name="T67" style:family="text"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066481" style:letter-kerning="true" style:font-size-asian="12pt" style:font-style-asian="italic" style:font-weight-asian="normal" style:font-name-complex="David CLM" style:font-size-complex="12pt" style:font-style-complex="italic" style:text-emphasize="none"/>
    </style:style>
    <style:style style:name="T68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style:style style:name="T69" style:family="text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6fe5f73" style:letter-kerning="true" style:font-size-asian="12pt" style:font-style-asian="normal" style:font-weight-asian="normal" style:font-name-complex="David CLM" style:font-size-complex="12pt" style:text-emphasize="none"/>
    </style:style>
    <style:style style:name="T70" style:family="text">
      <style:text-properties style:use-window-font-color="true" style:text-outline="false" style:text-line-through-style="none" style:text-line-through-type="none" style:text-position="-32% 100%" style:font-name="David CLM" fo:font-size="12pt" fo:font-style="italic" fo:text-shadow="none" style:text-underline-style="none" fo:font-weight="normal" style:letter-kerning="true" style:font-size-asian="12pt" style:font-style-asian="italic" style:font-weight-asian="normal" style:font-name-complex="David CLM" style:font-size-complex="12pt" style:text-emphasize="none"/>
    </style:style>
    <style:style style:name="T71" style:family="text">
      <style:text-properties style:use-window-font-color="true" style:text-outline="false" style:text-line-through-style="none" style:text-line-through-type="none" style:text-position="8% 100%" style:font-name="David CLM" fo:font-size="12pt" fo:font-style="normal" fo:text-shadow="none" style:text-underline-style="none" fo:font-weight="normal" style:letter-kerning="true" style:font-size-asian="12pt" style:font-style-asian="normal" style:font-weight-asian="normal" style:font-name-complex="David CLM" style:font-size-complex="12pt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חלוקה הוגנת של חפצים בדידים</text:h>
      <text:p text:style-name="P3"><text:span text:style-name="T1">בשיעור הזה נלמד על חלוקה הוגנת של חפצים בדידים - חפצים שאי-אפשר לחתוך</text:span><text:span text:style-name="T2">, כמו בתים, תכשיטים וכו'. <text:s text:c="2"/>העובדה שאי אפשר לחתוך אותם אומרת שקשה יותר להשיג הגינות מאשר בבעיה הרציפה של חלוקת עוגה. בגדול, יש ארבע דרכים להתמודד עם בעיה זו:</text:span></text:p>
      <text:p text:style-name="P5">(1) שימוש בכסף כדי למנוע קנאה - ראינו דוגמה לזה בבעיית חלוקת שכר-הדירה.</text:p>
      <text:p text:style-name="P4"><text:span text:style-name="T1">(2) חיתוך מספר קטן של חפצים - ראינו דוגמה לזה באלגוריתם "המנצח המתוקן", שחותך לכל היותר חפץ יחיד</text:span><text:span text:style-name="T3"> ומצליח למנוע קנאה</text:span><text:span text:style-name="T1">.</text:span></text:p>
      <text:p text:style-name="P4"><text:span text:style-name="T1">(3) </text:span><text:span text:style-name="T3">חלוקה בגורל - שיטה מעניינת ומעשית, החל מחלוקת ארץ ישראל בימי משה רבנו ויהושע בן-נון, ועד ל"מחיר למשתכן" בימי משה כחלון. דיון בשיטה זו דורש ידע </text:span><text:span text:style-name="T7">רב</text:span><text:span text:style-name="T3"> בהסתברות, ולכן נשאיר</text:span><text:span text:style-name="T7">ו </text:span><text:span text:style-name="T3">לקורס אחר.</text:span></text:p>
      <text:p text:style-name="P6">(4) הגינות מקורבת - על זה נדבר היום.</text:p>
      <text:p text:style-name="P9"><text:span text:style-name="T4">ח</text:span><text:span text:style-name="T1">לוקה </text:span><text:span text:style-name="T5">ללא-קנאה-</text:span><text:span text:style-name="T6">מלבד</text:span><text:span text:style-name="T5">-1</text:span></text:p>
      <text:p text:style-name="P8">יש הרבה הגדרות להגינות מקורבת בחלוקת חפצים בדידים. הנה אחת ההגדרות המקובלות:</text:p>
      <text:p text:style-name="P15"><text:span text:style-name="T9">ה</text:span><text:span text:style-name="T25">גדרה</text:span><text:span text:style-name="T23">: </text:span><text:span text:style-name="T26">חלוקה נקראת “ללא קנאה מלבד 1” (Envy Free except 1, </text:span><text:span text:style-name="T23">EF1</text:span><text:span text:style-name="T26">) אם לכל שני משתתפים א,ב, אם מורידים מהסל של שחקן ב</text:span><text:span text:style-name="T34"> </text:span><text:span text:style-name="T26">חפץ אחד לכל היותר, אז שחקן א לא מקנא בו.</text:span></text:p>
      <text:p text:style-name="P15"><text:span text:style-name="T34">המשמעות</text:span><text:span text:style-name="T35"> היא, ש</text:span><text:span text:style-name="T34">רמת הקנאה היא הקטנה ביותר האפשרית, בהתחשב בעובדה שהחפצים בדידים.</text:span></text:p>
      <text:p text:style-name="P15"><text:span text:style-name="T26">כשה”עוגה” רציפה – תמיד קיימת חלוקה </text:span><text:span text:style-name="T24">ללא קנאה (EF).</text:span></text:p>
      <text:p text:style-name="P15"><text:span text:style-name="T34">האם כשהחפצים בדידים תמיד קיימת חלוקה </text:span><text:span text:style-name="T45">EF1</text:span><text:span text:style-name="T34">?</text:span><text:span text:style-name="T35"> התשובה היא כן. הנה אחד האלגוריתמים הפשוטים למציאת חלוקה כזא</text:span><text:span text:style-name="T36">ת - </text:span><text:span text:style-name="T46">אלגוריתם מעגלי הקנאה </text:span><text:span text:style-name="T44">(envy-cycles, או envy-graph)</text:span><text:span text:style-name="T43">.</text:span></text:p>
      <text:p text:style-name="P15"><text:span text:style-name="T10">ע</text:span><text:span text:style-name="T26">וברים על החפצים בסדר שרירותי. לכל חפץ:</text:span></text:p>
      <text:p text:style-name="P28">1. נותנים את החפץ לשחקן שאף-אחד לא מקנא בו.</text:p>
      <text:p text:style-name="P28">2. אם אין כזה – סימן שיש מעגל-קנאה. <text:s text:c="3"/>מחליפים סלים במעגל בניגוד לכיוון הקנאה.</text:p>
      <text:p text:style-name="P28">מבצעים את 2 עד שאין מעגלים, ואז חוזרים ל-1.</text:p>
      <text:p text:style-name="P32">ראו דוגמה במצגת.</text:p>
      <text:p text:style-name="P17"><text:span text:style-name="T11">מ</text:span><text:span text:style-name="T25">שפט</text:span><text:span text:style-name="T26">: אם יש </text:span><text:span text:style-name="T34">m</text:span><text:span text:style-name="T26"> חפצים ו-</text:span><text:span text:style-name="T34">n</text:span><text:span text:style-name="T26"> שחקנים, אז זמן-הריצה של אלגוריתם מעגלי הקנאה הוא </text:span><text:span text:style-name="T34">O(m n</text:span><text:span text:style-name="T17">3</text:span><text:span text:style-name="T34">)</text:span><text:span text:style-name="T26">.</text:span></text:p>
      <text:p text:style-name="P17"><text:span text:style-name="T25">הוכחה</text:span><text:span text:style-name="T26">: מציאת מעגל </text:span><text:span text:style-name="T27">ניתן לבצע ע"י אלגוריתם</text:span><text:span text:style-name="T26"> DFS</text:span><text:span text:style-name="T27">, </text:span><text:span text:style-name="T26">בזמן </text:span><text:span text:style-name="T34">O(n</text:span><text:span text:style-name="T17">2</text:span><text:span text:style-name="T34">)</text:span><text:span text:style-name="T26">.</text:span></text:p>
      <text:p text:style-name="P17"><text:span text:style-name="T26">הסרת מעגל לא מוסיפה קשתות (כי אוסף הסלים לא משתנה), ומסירה לפחות </text:span><text:span text:style-name="T27">שתי קשתות</text:span><text:span text:style-name="T26">.</text:span></text:p>
      <text:p text:style-name="P17"><text:span text:style-name="T26">כל חפץ מוסיף לכל היותר </text:span><text:span text:style-name="T34">n-1</text:span><text:span text:style-name="T26"> קשתות.</text:span></text:p>
      <text:p text:style-name="P17"><text:span text:style-name="T28">לכל היותר נוספות </text:span><text:span text:style-name="T34">(n-1)m</text:span><text:span text:style-name="T26"> </text:span><text:span text:style-name="T28">קשתות, לכן לכל היותר יש להסיר m(n-1)/2 מעגלים.</text:span></text:p>
      <text:p text:style-name="P16"><text:span text:style-name="T9">מ</text:span><text:span text:style-name="T25">שפט</text:span><text:span text:style-name="T26">: </text:span><text:span text:style-name="T29">בכל שלב באלגוריתם, החלוקה הנוכחית היא EF1 (בפרט, החלוקה הסופית היא EF1).</text:span></text:p>
      <text:p text:style-name="P17"><text:span text:style-name="T25">הוכחה</text:span><text:span text:style-name="T26">: החלוקה ההתחלתית (הריקה) היא EF1.</text:span><text:span text:style-name="T29"> </text:span><text:span text:style-name="T30">נוכיח שכל צעד משאיר את החלוקה EF1.</text:span></text:p>
      <text:p text:style-name="P17"><text:soft-page-break/><text:span text:style-name="T30">(א) </text:span><text:span text:style-name="T26">מסירת חפץ לשחקן שלא מקנאים בו, אולי גורמת לשאר השחקנים לקנא בו, אבל רק עד כדי חפץ 1</text:span><text:span text:style-name="T29">, כך שהחלוקה היא עדיין EF1.</text:span></text:p>
      <text:p text:style-name="P17"><text:span text:style-name="T30">(ב) </text:span><text:span text:style-name="T26">הסרת מעגל משפרת את התועלת של כל השחקנים במעגל, </text:span><text:span text:style-name="T30">ולא </text:span><text:span text:style-name="T26">משנה את אוסף הסלים. לכן, אם החלוקה היתה EF1, היא תישאר EF1 גם אחרי הסרת המעגל. <text:s text:c="26"/>***</text:span></text:p>
      <text:p text:style-name="Heading_20_2"><text:span text:style-name="T13">ח</text:span><text:span text:style-name="T12">לוקה </text:span><text:span text:style-name="T14">ללא-קנאה-</text:span><text:span text:style-name="T15">מלבד</text:span><text:span text:style-name="T14">-1</text:span><text:span text:style-name="T12"> וגם יעילה</text:span></text:p>
      <text:p text:style-name="P19"><text:span text:style-name="T26">החיסרון של </text:span><text:span text:style-name="T31">אלגוריתם מעגלי-הקנאה הוא, שהוא לא מבטיח שהחלוקה המתקבלת היא יעילה פארטו (קל למצוא דוגמה לכך). </text:span></text:p>
      <text:p text:style-name="P18"><text:span text:style-name="T12">כ</text:span><text:span text:style-name="T26">שה”עוגה” רציפה – תמיד קיימת חלוקה </text:span><text:span text:style-name="T23">EF</text:span><text:span text:style-name="T26"> ויעילה.</text:span><text:span text:style-name="T32"> </text:span><text:span text:style-name="T34">האם כשהחפצים בדידים </text:span><text:span text:style-name="T37">- תמיד </text:span><text:span text:style-name="T34">קיימת חלוקה </text:span><text:span text:style-name="T45">EF1</text:span><text:span text:style-name="T34"> ויעילה?</text:span></text:p>
      <text:p text:style-name="P18"><text:span text:style-name="T26">כשה”עוגה” רציפה – החלוקה הממקסמת את מכפלת ערכי המשתתפים היא ללא-קנאה ויעילה.</text:span><text:span text:style-name="T32"> </text:span><text:span text:style-name="T34">האם כשהחפצים בדידים – החלוקה הממקסמת את מכפלת ערכי המשתתפים היא EF1 ויעילה פארטו?</text:span></text:p>
      <text:p text:style-name="P18"><text:span text:style-name="T37">התשובה היא </text:span><text:span text:style-name="T23">כן</text:span><text:span text:style-name="T26">! </text:span><text:span text:style-name="T32">זה </text:span><text:span text:style-name="T26">התגלה ב-2016.</text:span></text:p>
      <text:p text:style-name="P18"><text:span text:style-name="T9">מ</text:span><text:span text:style-name="T25">שפט</text:span><text:span text:style-name="T26">: נניח ש:</text:span></text:p>
      <text:p text:style-name="P20">* ההעדפות אדיטיביות – ערך של סל הוא סכום הערכים של החפצים בסל.</text:p>
      <text:p text:style-name="P20">* קיימת לפחות חלוקה אחת שבה כל שחקן מקבל ערך גדול מאפס.</text:p>
      <text:p text:style-name="P20">אז, כל חלוקה הממקסמת את מכפלת ערכי המשתתפים היא גם יעילה-פארטו וגם EF1.</text:p>
      <text:p text:style-name="P18"><text:span text:style-name="T25">הוכחה</text:span><text:span text:style-name="T26">: יעילות פארטו – </text:span><text:span text:style-name="T32">כי כל שיפור פארטו מגדיל את המכפלה.</text:span></text:p>
      <text:p text:style-name="P18"><text:span text:style-name="T32">EF1 - </text:span><text:span text:style-name="T26">נניח ש-</text:span><text:span text:style-name="T34">i</text:span><text:span text:style-name="T26"> מקנא ב-</text:span><text:span text:style-name="T34">j</text:span><text:span text:style-name="T26">. נסתכל על כל החפצים בסל של </text:span><text:span text:style-name="T34">j</text:span><text:span text:style-name="T26">. לכל חפץ </text:span><text:span text:style-name="T34">g</text:span><text:span text:style-name="T26">, נבדוק את יחס הערכים: <text:s/></text:span></text:p>
      <text:p text:style-name="P29"><text:span text:style-name="T34">V</text:span><text:span text:style-name="T18">i</text:span><text:span text:style-name="T34">(g) / V</text:span><text:span text:style-name="T18">j</text:span><text:span text:style-name="T34">(g)</text:span></text:p>
      <text:p text:style-name="P27"><text:span text:style-name="T26">נבחר את החפץ שיחס-הערכים שלו הכי גדול, ונעביר אותו מ-</text:span><text:span text:style-name="T34">j</text:span><text:span text:style-name="T26"> ל-</text:span><text:span text:style-name="T34">i</text:span><text:span text:style-name="T26">. המכפלה בחלוקה החדשה <text:s/>שווה-או-קטנה מהמכפלה בחלוקה הקודמת, ולכן:</text:span></text:p>
      <text:p text:style-name="P31"><text:span text:style-name="T48">[V</text:span><text:span text:style-name="T19">i</text:span><text:span text:style-name="T48">(X</text:span><text:span text:style-name="T19">i</text:span><text:span text:style-name="T48">)+V</text:span><text:span text:style-name="T19">i</text:span><text:span text:style-name="T48">(g)]*[V</text:span><text:span text:style-name="T19">j</text:span><text:span text:style-name="T48">(X</text:span><text:span text:style-name="T19">j</text:span><text:span text:style-name="T48">)-V</text:span><text:span text:style-name="T19">j</text:span><text:span text:style-name="T48">(g)] <text:s text:c="3"/>≤ <text:s text:c="3"/>V</text:span><text:span text:style-name="T19">i</text:span><text:span text:style-name="T48">(X</text:span><text:span text:style-name="T19">i</text:span><text:span text:style-name="T48">)*V</text:span><text:span text:style-name="T19">j</text:span><text:span text:style-name="T48">(X</text:span><text:span text:style-name="T19">j</text:span><text:span text:style-name="T48">)</text:span></text:p>
      <text:p text:style-name="P30"><text:span text:style-name="T34">→ <text:s/>V</text:span><text:span text:style-name="T18">j</text:span><text:span text:style-name="T34">(X</text:span><text:span text:style-name="T18">j</text:span><text:span text:style-name="T34">) * V</text:span><text:span text:style-name="T18">i</text:span><text:span text:style-name="T34">(g) / V</text:span><text:span text:style-name="T18">j</text:span><text:span text:style-name="T34">(g) <text:s text:c="3"/>≤ <text:s text:c="3"/>V</text:span><text:span text:style-name="T18">i</text:span><text:span text:style-name="T34">(X</text:span><text:span text:style-name="T18">i</text:span><text:span text:style-name="T34">) + V</text:span><text:span text:style-name="T18">i</text:span><text:span text:style-name="T34">(g)</text:span></text:p>
      <text:p text:style-name="P23"><text:span text:style-name="T16">→</text:span><text:span text:style-name="T34"> <text:s/>V</text:span><text:span text:style-name="T18">j</text:span><text:span text:style-name="T34">(X</text:span><text:span text:style-name="T18">j</text:span><text:span text:style-name="T34">) * V</text:span><text:span text:style-name="T18">i</text:span><text:span text:style-name="T34">(g) / V</text:span><text:span text:style-name="T18">j</text:span><text:span text:style-name="T34">(g) <text:s text:c="3"/>≤ <text:s text:c="3"/>V</text:span><text:span text:style-name="T18">i</text:span><text:span text:style-name="T34">(X</text:span><text:span text:style-name="T18">i</text:span><text:span text:style-name="T34">) + V</text:span><text:span text:style-name="T18">i</text:span><text:span text:style-name="T34">(g) </text:span></text:p>
      <text:p text:style-name="P27"><text:span text:style-name="T26">יחס הערכים של g הוא הכי גדול ב-</text:span><text:span text:style-name="T34">X</text:span><text:span text:style-name="T18">j</text:span><text:span text:style-name="T26">, ולכן:</text:span></text:p>
      <text:p text:style-name="P30"><text:span text:style-name="T34">V</text:span><text:span text:style-name="T18">i </text:span><text:span text:style-name="T34">(X</text:span><text:span text:style-name="T18">j </text:span><text:span text:style-name="T34">) / V</text:span><text:span text:style-name="T18">j </text:span><text:span text:style-name="T34">(X</text:span><text:span text:style-name="T18">j </text:span><text:span text:style-name="T34">) <text:s text:c="3"/>≤ <text:s text:c="3"/>V</text:span><text:span text:style-name="T18">i</text:span><text:span text:style-name="T34">(g) / V</text:span><text:span text:style-name="T18">j</text:span><text:span text:style-name="T34">(g) <text:s text:c="4"/></text:span></text:p>
      <text:p text:style-name="P28">מציבים למעלה ומקבלים:</text:p>
      <text:p text:style-name="P30"><text:span text:style-name="T34">V</text:span><text:span text:style-name="T18">i </text:span><text:span text:style-name="T34">(X</text:span><text:span text:style-name="T18">j </text:span><text:span text:style-name="T34">) <text:s text:c="3"/>≤ <text:s text:c="5"/>V</text:span><text:span text:style-name="T18">i</text:span><text:span text:style-name="T34">(X</text:span><text:span text:style-name="T18">i</text:span><text:span text:style-name="T34">) + V</text:span><text:span text:style-name="T18">i</text:span><text:span text:style-name="T34">(g) V</text:span><text:span text:style-name="T18">i </text:span><text:span text:style-name="T34">(X</text:span><text:span text:style-name="T18">j </text:span><text:span text:style-name="T34">) - V</text:span><text:span text:style-name="T18">i</text:span><text:span text:style-name="T34">(g) <text:s text:c="4"/>≤ <text:s text:c="5"/>V</text:span><text:span text:style-name="T18">i</text:span><text:span text:style-name="T34">(X</text:span><text:span text:style-name="T18">i</text:span><text:span text:style-name="T34">)</text:span></text:p>
      <text:p text:style-name="P27"><text:span text:style-name="T26">מכאן: אם מורידים את </text:span><text:span text:style-name="T34">g</text:span><text:span text:style-name="T26"> מהסל של </text:span><text:span text:style-name="T34">j</text:span><text:span text:style-name="T26">, אז </text:span><text:span text:style-name="T34">i</text:span><text:span text:style-name="T26"> כבר לא מקנא. </text:span><text:span text:style-name="T33"><text:s text:c="10"/></text:span><text:span text:style-name="T26"><text:s/>*** </text:span></text:p>
      <text:p text:style-name="P13"><text:span text:style-name="T71">ה</text:span><text:span text:style-name="T68">בננו שהחלוקה ה”אידיאלית” של חפצים בדידים היא חלוקה הממקסמת את מכפלת הערכים. אבל איך מוצאים חלוקה כזאת? <text:s text:c="3"/></text:span><text:span text:style-name="T69"><text:s/></text:span><text:span text:style-name="T68"><text:s text:c="17"/></text:span><text:span text:style-name="T59">נסמן: <text:s text:c="6"/></text:span></text:p>
      <text:p text:style-name="P24"><text:span text:style-name="T50">V</text:span><text:span text:style-name="T20">i</text:span><text:span text:style-name="T21">,g</text:span><text:span text:style-name="T26">= Value of good</text:span><text:span text:style-name="T34"> g</text:span><text:span text:style-name="T26"> to player </text:span><text:span text:style-name="T34">i</text:span><text:span text:style-name="T26">.</text:span></text:p>
      <text:p text:style-name="P29"><text:soft-page-break/><text:span text:style-name="T34">x</text:span><text:span text:style-name="T20">i,g</text:span><text:span text:style-name="T26"> = quantity of good </text:span><text:span text:style-name="T34">g</text:span><text:span text:style-name="T26"> given to player </text:span><text:span text:style-name="T34">i</text:span><text:span text:style-name="T26">.</text:span></text:p>
      <text:p text:style-name="P12"><text:span text:style-name="T68">אנחנו רוצים לפתור בע</text:span><text:span text:style-name="T69">יית אופטימיזציה:</text:span></text:p>
      <text:p text:style-name="P25"><text:span text:style-name="T38">Maximize <text:s text:c="2"/></text:span><text:span text:style-name="T39">sum</text:span><text:span text:style-name="T54">i</text:span><text:span text:style-name="T39"> log</text:span><text:span text:style-name="T41"> </text:span><text:span text:style-name="T40">(</text:span><text:span text:style-name="T41">sum</text:span><text:span text:style-name="T55">g</text:span><text:span text:style-name="T41"> </text:span><text:span text:style-name="T42">(</text:span><text:span text:style-name="T56">x</text:span><text:span text:style-name="T22">i,g </text:span><text:span text:style-name="T52">*</text:span><text:span text:style-name="T51">V</text:span><text:span text:style-name="T22">i,g</text:span><text:span text:style-name="T40">)</text:span><text:span text:style-name="T42">)</text:span></text:p>
      <text:p text:style-name="P26"><text:span text:style-name="T42">s</text:span><text:span text:style-name="T34">uch that for all g: <text:s text:c="3"/>sum</text:span><text:span text:style-name="T53">i</text:span><text:span text:style-name="T49"> x</text:span><text:span text:style-name="T53">ig</text:span><text:span text:style-name="T49"> = 1</text:span></text:p>
      <text:p text:style-name="P12"><text:span text:style-name="T68">כאשר ה-</text:span><text:span text:style-name="T59">x</text:span><text:span text:style-name="T70">i,g </text:span><text:span text:style-name="T59"><text:s/>רציפים, זה קל.</text:span><text:span text:style-name="T61"> </text:span><text:span text:style-name="T59">כאשר ה-x</text:span><text:span text:style-name="T70">i,g </text:span><text:span text:style-name="T59"><text:s/>בדידים, זה קשה!</text:span></text:p>
      <text:p text:style-name="P14"><text:span text:style-name="T60">במאמר</text:span><text:span text:style-name="T62"> </text:span><text:span text:style-name="T63">מ-2016 (ראו "מקורות"</text:span><text:span text:style-name="T65">, וראו גם במצגת</text:span><text:span text:style-name="T63">) ישנו טריק המאפשר לפתור בעיה זו בזמן סביר, </text:span><text:span text:style-name="T67">כאשר כל אחד מהערכים מוגבל למספר בין 1 ל-1000</text:span><text:span text:style-name="T63">. <text:s/>כיוון שממשק-המשתמש באתר שלהם (</text:span><text:span text:style-name="T8">http://www.spliddit.org/apps/goods</text:span><text:span text:style-name="T63">) ממילא מאפשר להכניס רק ערכים בין 1 ל-1000, האלגוריתם עובד על כל קלט </text:span><text:span text:style-name="T65">מציאותי</text:span><text:span text:style-name="T63">.</text:span></text:p>
      <text:p text:style-name="P22"><text:span text:style-name="T59">יש כאן </text:span><text:span text:style-name="T64">דרך חשיבה</text:span><text:span text:style-name="T59"> מעניינת: אם מסתכלים על הבעיה כבעיה תיאורטית בלבד, ומנסים לפתור אותה לכל הקלטים האפשריים - זה מאד קשה. אבל אם מסתכלים עליה כבעיה מעשית, ומנסים לפתור אותה רק עבור הקלטים שבני-אדם בפועל מזינים לאלגוריתם - הבעיה נעשית פתירה</text:span><text:span text:style-name="T66">!</text:span></text:p>
      <text:p text:style-name="P21"/>
      <text:p text:style-name="P11"/>
      <text:p text:style-name="P10">מקורות</text:p>
      <text:list xml:id="list1718207952" text:style-name="L1">
        <text:list-item>
          <text:p text:style-name="P33"><text:span text:style-name="Citation"><text:span text:style-name="T57">Lipton, R. J.; Markakis, E.; Mossel, E.; Saberi, A. (2004). "On approximately fair allocations of indivisible goods". Proceedings of the 5th ACM conference on Electronic commerce - EC '04. p. 12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57">:</text:span></text:span><text:a xlink:type="simple" xlink:href="https://doi.org/10.1145%2F988772.988792" text:style-name="Internet_20_link" text:visited-style-name="Visited_20_Internet_20_Link"><text:span text:style-name="Citation">10.1145/988772.988792</text:span></text:a><text:span text:style-name="Citation"><text:span text:style-name="T57">.</text:span></text:span><text:span text:style-name="Citation"><text:span text:style-name="T58"> - אלגוריתם מעגלי הקנאה</text:span></text:span></text:p>
        </text:list-item>
        <text:list-item>
          <text:p text:style-name="P33"><text:span text:style-name="Citation"><text:span text:style-name="T57">Caragiannis, Ioannis; Kurokawa, David; Moulin, Hervé; Procaccia, Ariel D.; Shah, Nisarg; Wang, Junxing (2016). The Unreasonable Fairness of Maximum Nash Welfare. Proceedings of the 2016 ACM Conference on Economics and Computation - EC '16. p. 305. </text:span></text:span><text:a xlink:type="simple" xlink:href="https://en.wikipedia.org/wiki/Digital_object_identifier" text:style-name="Internet_20_link" text:visited-style-name="Visited_20_Internet_20_Link"><text:span text:style-name="Citation">doi</text:span></text:a><text:span text:style-name="Citation"><text:span text:style-name="T57">:</text:span></text:span><text:a xlink:type="simple" xlink:href="https://doi.org/10.1145%2F2940716.2940726" text:style-name="Internet_20_link" text:visited-style-name="Visited_20_Internet_20_Link"><text:span text:style-name="Citation">10.1145/2940716.2940726</text:span></text:a><text:span text:style-name="Citation"><text:span text:style-name="T57">. </text:span></text:span><text:a xlink:type="simple" xlink:href="https://en.wikipedia.org/wiki/International_Standard_Book_Number" text:style-name="Internet_20_link" text:visited-style-name="Visited_20_Internet_20_Link"><text:span text:style-name="Citation">ISBN</text:span></text:a><text:span text:style-name="Citation"><text:span text:style-name="T57"> </text:span></text:span><text:a xlink:type="simple" xlink:href="https://en.wikipedia.org/wiki/Special:BookSources/9781450339360" text:style-name="Internet_20_link" text:visited-style-name="Visited_20_Internet_20_Link"><text:span text:style-name="Citation">9781450339360</text:span></text:a><text:span text:style-name="Citation"><text:span text:style-name="T57">.</text:span></text:span><text:span text:style-name="Citation"><text:span text:style-name="T58"> - אלגוריתם מיקסום המכפלה</text:span></text:span></text:p>
        </text:list-item>
      </text:list>
      <text:list xml:id="list2055776914" text:style-name="L2">
        <text:list-header>
          <text:p text:style-name="P34"/>
          <text:p text:style-name="P34">‏</text:p>
        </text:list-header>
      </text:list>
      <text:p text:style-name="P7">סיכם: אראל סגל-הלוי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3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3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3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3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6T21:00:59.974020350</dc:date>
    <meta:editing-duration>P14DT23H28M8S</meta:editing-duration>
    <meta:editing-cycles>1607</meta:editing-cycles>
    <meta:document-statistic meta:table-count="0" meta:image-count="0" meta:object-count="0" meta:page-count="3" meta:paragraph-count="63" meta:word-count="867" meta:character-count="4952" meta:non-whitespace-character-count="4011"/>
  </office:meta>
</office:document-meta>
</file>